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 office:version="1.2">
  <office:automatic-styles/>
  <office:body>
    <office:spreadsheet>
      <table:table table:name="Sheet1">
        <table:table-row>
          <table:table-cell table:style-name="pd1" office:value-type="string" office:value="НАЗВАНИЕ ТОВАРА">
            <text:p>НАЗВАНИЕ ТОВАРА</text:p>
          </table:table-cell>
          <table:table-cell table:style-name="pd1" office:value-type="string" office:value="СЕКТОР">
            <text:p>СЕКТОР</text:p>
          </table:table-cell>
          <table:table-cell table:style-name="pd1" office:value-type="string" office:value="ПОЛОЖЕНИЕ В СЕКТОРЕ">
            <text:p>ПОЛОЖЕНИЕ В СЕКТОРЕ</text:p>
          </table:table-cell>
          <table:table-cell table:style-name="pd1" office:value-type="string" office:value="БРЕНД">
            <text:p>БРЕНД</text:p>
          </table:table-cell>
          <table:table-cell table:style-name="pd1" office:value-type="string" office:value="КОЛИЧЕСТВО">
            <text:p>КОЛИЧЕСТВО</text:p>
          </table:table-cell>
          <table:table-cell table:style-name="pd1" office:value-type="string" office:value="ЦЕНА ">
            <text:p>ЦЕНА </text:p>
          </table:table-cell>
          <table:table-cell table:style-name="pd1" office:value-type="string" office:value="ЦЕНА В ЗАКУПКЕ">
            <text:p>ЦЕНА В ЗАКУПКЕ</text:p>
          </table:table-cell>
        </table:table-row>
        <table:table-row>
          <table:table-cell office:value-type="string" office:value="Lada Priora (2170, 2172) 2007">
            <text:p>Lada Priora (2170, 2172) 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2 2008-2011 рестайлинг">
            <text:p>Ford Focus 2 2008-2011 рестайлинг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2 2005-2008">
            <text:p>Ford Focus 2 2005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07">
            <text:p>ВАЗ 21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Калина (прямая)">
            <text:p>Lada Калина (прямая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Aveo 1 (sedan)">
            <text:p>Chevrolet Aveo 1 (sedan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08, 09, 99">
            <text:p>ВАЗ 2108, 09, 9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 2011">
            <text:p>Lada Granta 201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solaris 2011-2014">
            <text:p>Hyundai solaris 2011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 Lancer 9 2003-2007">
            <text:p>Mitsubishi  Lancer 9 2003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5">
            <text:p>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10-12">
            <text:p>ВАЗ 2110-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avante 2011">
            <text:p>Hyundai avante 201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 Lancer 10">
            <text:p>Mitsubishi  Lancer 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???">
            <text:p>???</text:p>
          </table:table-cell>
          <table:table-cell office:value-type="string" office:value="1(без ярлычка)">
            <text:p>1(без ярлычка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accent">
            <text:p>Hyundai accent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Ceed 2007-2009">
            <text:p>Kia Ceed 2007-200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almera classic 2006-">
            <text:p>Nissan almera classic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asion">
            <text:p>Ford Fasio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10">
            <text:p>ВАЗ 21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перепакованные">
            <text:p>ANV перепакованные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Газель Next">
            <text:p>Газель Next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перепакованные">
            <text:p>ANV перепакованные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Нива-шевроле">
            <text:p>Нива-шевроле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перепакованные">
            <text:p>ANV перепакованные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Шев. ланос">
            <text:p>Шев. ланос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перепакованные">
            <text:p>ANV перепакованные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Логан">
            <text:p>Логан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перепакованные">
            <text:p>ANV перепакованные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Универсал (ОКА\ ВАЗ 3110, 2107, 2110,2115, 2108)">
            <text:p>Универсал (ОКА\ ВАЗ 3110, 2107, 2110,2115, 2108)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коробка под столом">
            <text:p>коробка под столом</text:p>
          </table:table-cell>
          <table:table-cell office:value-type="string" office:value="ANV перепакованные">
            <text:p>ANV перепакованные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3 2011-2015">
            <text:p>Ford Focus 3 2011-2015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висят на прилавке">
            <text:p>висят на прилавке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Aveo 1 (sedan)">
            <text:p>Chevrolet Aveo 1 (sedan)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висят на прилавке">
            <text:p>висят на прилавке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solaris 2011-2014">
            <text:p>Hyundai solaris 2011-2014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висят на прилавке">
            <text:p>висят на прилавке</text:p>
          </table:table-cell>
          <table:table-cell office:value-type="string" office:value="ANV air">
            <text:p>ANV air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Rio 2015-2017 рестайлинг">
            <text:p>Kia Rio 2015-2017 рестайлинг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висят на прилавке">
            <text:p>висят на прилавке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Getz">
            <text:p>Hyundai Getz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висят на прилавке">
            <text:p>висят на прилавке</text:p>
          </table:table-cell>
          <table:table-cell office:value-type="string" office:value="???">
            <text:p>???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Калина (прямая)">
            <text:p>Lada Калина (прямая)</text:p>
          </table:table-cell>
          <table:table-cell office:value-type="string" office:value="A (витрина розницы)">
            <text:p>A (витрина розницы)</text:p>
          </table:table-cell>
          <table:table-cell office:value-type="string" office:value="висят на прилавке">
            <text:p>висят на прилавке</text:p>
          </table:table-cell>
          <table:table-cell office:value-type="string" office:value="ANV air">
            <text:p>ANV air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 office:version="1.2">
  <office:meta>
    <meta:generator>ODFPY/1.4.1</meta:generator>
  </office:meta>
</office:document-meta>
</file>